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4.0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14cm" fo:min-width="4.0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3.00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84cm" fo:min-width="5.03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79cm" draw:marker-end-width="0.279cm" draw:fill="solid" draw:textarea-horizontal-align="justify" draw:textarea-vertical-align="middle" draw:auto-grow-height="false" fo:min-height="0.714cm" fo:min-width="4.02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fill="none" draw:textarea-horizontal-align="justify" draw:textarea-vertical-align="middle" draw:auto-grow-height="false" fo:min-height="0.46cm" fo:min-width="5.03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fill="none" draw:textarea-horizontal-align="justify" draw:textarea-vertical-align="middle" draw:auto-grow-height="false" fo:min-height="5.032cm" fo:min-width="8.08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279cm" draw:fill="solid" draw:textarea-horizontal-align="justify" draw:textarea-vertical-align="middle" draw:auto-grow-height="false" fo:min-height="0.46cm" fo:min-width="4.0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279cm" draw:fill="solid" draw:textarea-horizontal-align="justify" draw:textarea-vertical-align="middle" draw:auto-grow-height="false" fo:min-height="0.46cm" fo:min-width="1.73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279cm" draw:fill="solid" draw:textarea-horizontal-align="justify" draw:textarea-vertical-align="middle" draw:auto-grow-height="false" fo:min-height="1.222cm" fo:min-width="1.734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ffff" draw:marker-start-width="0.279cm" draw:fill="solid" draw:fill-color="#cfe7f5" draw:textarea-horizontal-align="justify" draw:textarea-vertical-align="middle" draw:auto-grow-height="false" fo:min-height="1.222cm" fo:min-width="2.49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2.75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Ultrafine_20_Dashed" svg:stroke-width="0.053cm" svg:stroke-color="#ff0000" draw:marker-start-width="0.282cm" draw:marker-end-width="0.282cm" draw:fill="none" draw:textarea-horizontal-align="justify" draw:textarea-vertical-align="middle" draw:auto-grow-height="false" fo:min-height="5.286cm" fo:min-width="11.496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Ultrafine_20_Dashed" svg:stroke-width="0.053cm" svg:stroke-color="#ff0000" draw:marker-start-width="0.282cm" draw:marker-end-width="0.282cm" draw:fill="none" draw:textarea-horizontal-align="justify" draw:textarea-vertical-align="middle" draw:auto-grow-height="false" fo:min-height="0.46cm" fo:min-width="3.115cm" fo:padding-top="0.151cm" fo:padding-bottom="0.151cm" fo:padding-left="0.276cm" fo:padding-right="0.276cm" style:protect="size"/>
    </style:style>
    <style:style style:name="gr18" style:family="graphic" style:parent-style-name="standard">
      <style:graphic-properties draw:stroke="dash" draw:stroke-dash="Ultrafine_20_Dashed" svg:stroke-width="0.053cm" svg:stroke-color="#ff0000" draw:marker-start-width="0.282cm" draw:marker-end-width="0.282cm" draw:fill="none" draw:textarea-horizontal-align="justify" draw:textarea-vertical-align="middle" draw:auto-grow-height="false" fo:min-height="10.112cm" fo:min-width="15.069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Ultrafine_20_Dashed" svg:stroke-width="0.053cm" svg:stroke-color="#ff0000" draw:marker-start-width="0.282cm" draw:marker-end-width="0.282cm" draw:fill="none" draw:textarea-horizontal-align="justify" draw:textarea-vertical-align="middle" draw:auto-grow-height="false" fo:min-height="0.46cm" fo:min-width="4.202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Ultrafine_20_Dashed" svg:stroke-width="0.053cm" svg:stroke-color="#ff0000" draw:marker-start-width="0.282cm" draw:marker-end-width="0.282cm" draw:fill="none" draw:textarea-horizontal-align="justify" draw:textarea-vertical-align="middle" draw:auto-grow-height="false" fo:min-height="4.016cm" fo:min-width="15.069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Ultrafine_20_Dashed" svg:stroke-width="0.053cm" svg:stroke-color="#ff0000" draw:marker-start-width="0.282cm" draw:marker-end-width="0.282cm" draw:fill="none" draw:textarea-horizontal-align="justify" draw:textarea-vertical-align="middle" draw:auto-grow-height="false" fo:min-height="0.287cm" fo:min-width="4.202cm" fo:padding-top="0.151cm" fo:padding-bottom="0.151cm" fo:padding-left="0.276cm" fo:padding-right="0.276cm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cfe7f5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.572cm" svg:height="0.762cm" svg:x="6.35cm" svg:y="21.463cm">
          <text:p text:style-name="P1"><text:span text:style-name="T1">reaction wheel mo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572cm" svg:height="0.762cm" svg:x="11.43cm" svg:y="21.463cm">
          <text:p text:style-name="P1"><text:span text:style-name="T1">elevation mo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572cm" svg:height="0.762cm" svg:x="1.27cm" svg:y="21.463cm">
          <text:p text:style-name="P1"><text:span text:style-name="T1">pivot mo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016cm" svg:x="1.27cm" svg:y="19.685cm">
          <text:p text:style-name="P1"><text:span text:style-name="T1">pivot motor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572cm" svg:height="1.016cm" svg:x="6.35cm" svg:y="19.685cm">
          <text:p text:style-name="P1"><text:span text:style-name="T1">reaction wheel motor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4.572cm" svg:height="1.016cm" svg:x="11.43cm" svg:y="19.685cm">
          <text:p text:style-name="P1"><text:span text:style-name="T1">elevation motor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0.889cm" svg:x1="6.223cm" svg:y1="16.637cm" svg:x2="3.556cm" svg:y2="19.685cm" draw:start-shape="id1" draw:start-glue-point="2" draw:end-shape="id2" draw:end-glue-point="0" svg:d="M6223 16637v2413h-2667v635" svg:viewBox="0 0 2668 3049">
          <text:p/>
        </draw:connector>
        <draw:connector draw:style-name="gr3" draw:text-style-name="P3" draw:layer="layout" draw:line-skew="0.889cm" svg:x1="6.223cm" svg:y1="16.637cm" svg:x2="8.636cm" svg:y2="19.685cm" draw:start-shape="id1" draw:start-glue-point="2" draw:end-shape="id3" draw:end-glue-point="0" svg:d="M6223 16637v2413h2413v635" svg:viewBox="0 0 2414 3049">
          <text:p/>
        </draw:connector>
        <draw:connector draw:style-name="gr3" draw:text-style-name="P3" draw:layer="layout" draw:line-skew="0.889cm" svg:x1="13.081cm" svg:y1="16.637cm" svg:x2="13.716cm" svg:y2="19.685cm" draw:start-shape="id4" draw:end-shape="id5" svg:d="M13081 16637v2413h635v635" svg:viewBox="0 0 636 3049">
          <text:p/>
        </draw:connector>
        <draw:g xml:id="id1" draw:id="id1">
          <draw:glue-point draw:id="4" svg:x="2.5cm" svg:y="-5cm"/>
          <draw:g>
            <draw:custom-shape draw:style-name="gr4" draw:text-style-name="P2" draw:layer="layout" svg:width="3.556cm" svg:height="0.762cm" svg:x="3.429cm" svg:y="14.351cm">
              <text:p text:style-name="P4"><text:span text:style-name="T1">ACS Card 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5.588cm" svg:height="2.286cm" svg:x="3.429cm" svg:y="14.3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4.572cm" svg:height="1.016cm" svg:x="3.937cm" svg:y="15.367cm">
              <text:p text:style-name="P4"><text:span text:style-name="T1">low-level azimuth</text:span></text:p>
              <text:p text:style-name="P4"><text:span text:style-name="T1">velocity PID loo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7" draw:text-style-name="P3" draw:layer="layout" svg:x1="3.556cm" svg:y1="20.701cm" svg:x2="3.556cm" svg:y2="21.463cm" draw:start-shape="id2" draw:start-glue-point="2" draw:end-shape="id6" draw:end-glue-point="0" svg:d="M3556 20701v762" svg:viewBox="0 0 1 763">
          <text:p/>
        </draw:connector>
        <draw:connector draw:style-name="gr7" draw:text-style-name="P3" draw:layer="layout" svg:x1="8.636cm" svg:y1="20.701cm" svg:x2="8.636cm" svg:y2="21.463cm" draw:start-shape="id3" draw:start-glue-point="2" draw:end-shape="id7" draw:end-glue-point="0" svg:d="M8636 20701v762" svg:viewBox="0 0 1 763">
          <text:p/>
        </draw:connector>
        <draw:connector draw:style-name="gr7" draw:text-style-name="P3" draw:layer="layout" svg:x1="13.716cm" svg:y1="20.701cm" svg:x2="13.716cm" svg:y2="21.463cm" draw:start-shape="id5" draw:start-glue-point="2" draw:end-shape="id8" draw:end-glue-point="0" svg:d="M13716 20701v762" svg:viewBox="0 0 1 763">
          <text:p/>
        </draw:connector>
        <draw:g xml:id="id16" draw:id="id16">
          <draw:glue-point draw:id="4" svg:x="-5cm" svg:y="-2.727cm"/>
          <draw:glue-point draw:id="5" svg:x="2.647cm" svg:y="-5cm"/>
          <draw:custom-shape draw:style-name="gr8" draw:text-style-name="P2" draw:layer="layout" svg:width="5.588cm" svg:height="0.762cm" svg:x="7.493cm" svg:y="7.239cm">
            <text:p text:style-name="P4"><text:span text:style-name="T1">In-Charge Flight Compu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8.636cm" svg:height="5.334cm" svg:x="7.493cm" svg:y="7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xml:id="id10" draw:id="id10" draw:layer="layout" svg:width="4.572cm" svg:height="0.762cm" svg:x="9.906cm" svg:y="11.43cm">
            <text:p text:style-name="P4"><text:span text:style-name="T1">scan control 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xml:id="id9" draw:id="id9" draw:layer="layout" svg:width="2.286cm" svg:height="0.762cm" svg:x="11.049cm" svg:y="9.144cm">
            <text:p text:style-name="P4"><text:span text:style-name="T1">schedu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xml:id="id11" draw:id="id11" draw:layer="layout" svg:width="2.286cm" svg:height="1.524cm" svg:x="13.589cm" svg:y="8.382cm">
            <text:p text:style-name="P4"><text:span text:style-name="T1">uplink</text:span></text:p>
            <text:p text:style-name="P4"><text:span text:style-name="T1">receive</text:span></text:p>
            <text:p text:style-name="P4"><text:span text:style-name="T1">callbac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3" draw:layer="layout" svg:x1="12.192cm" svg:y1="9.906cm" svg:x2="12.192cm" svg:y2="11.43cm" draw:start-shape="id9" draw:start-glue-point="2" draw:end-shape="id10" draw:end-glue-point="0" svg:d="M12192 9906v1524" svg:viewBox="0 0 1 1525">
            <text:p/>
          </draw:connector>
          <draw:connector draw:style-name="gr13" draw:text-style-name="P3" draw:layer="layout" svg:x1="14.732cm" svg:y1="9.906cm" svg:x2="12.192cm" svg:y2="11.43cm" draw:start-shape="id11" draw:start-glue-point="2" draw:end-shape="id10" draw:end-glue-point="0" svg:d="M14732 9906v762h-2540v762" svg:viewBox="0 0 2541 1525">
            <text:p/>
          </draw:connector>
          <draw:custom-shape draw:style-name="gr14" draw:text-style-name="P6" xml:id="id12" draw:id="id12" draw:layer="layout" svg:width="3.048cm" svg:height="1.524cm" svg:x="7.747cm" svg:y="8.382cm">
            <text:p text:style-name="P4"><text:span text:style-name="T1">attitude</text:span></text:p>
            <text:p text:style-name="P4"><text:span text:style-name="T1">determination</text:span></text:p>
            <text:p text:style-name="P4"><text:span text:style-name="T1">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3" draw:layer="layout" svg:x1="9.271cm" svg:y1="9.906cm" svg:x2="12.192cm" svg:y2="11.43cm" draw:start-shape="id12" draw:start-glue-point="2" draw:end-shape="id10" draw:end-glue-point="0" svg:d="M9271 9906v762h2921v762" svg:viewBox="0 0 2922 1525">
            <text:p/>
          </draw:connector>
        </draw:g>
        <draw:g xml:id="id4" draw:id="id4">
          <draw:glue-point draw:id="4" svg:x="-2.272cm" svg:y="-5cm"/>
          <draw:g>
            <draw:custom-shape draw:style-name="gr4" draw:text-style-name="P2" draw:layer="layout" svg:width="3.556cm" svg:height="0.762cm" svg:x="10.287cm" svg:y="14.351cm">
              <text:p text:style-name="P4"><text:span text:style-name="T1">ACS Card 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5.588cm" svg:height="2.286cm" svg:x="10.287cm" svg:y="14.3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4.572cm" svg:height="1.016cm" svg:x="10.795cm" svg:y="15.367cm">
              <text:p text:style-name="P4"><text:span text:style-name="T1">low-level elevation</text:span></text:p>
              <text:p text:style-name="P4"><text:span text:style-name="T1">position PID loo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4" draw:text-style-name="P2" xml:id="id13" draw:id="id13" draw:layer="layout" svg:width="3.556cm" svg:height="0.762cm" svg:x="0.254cm" svg:y="4.445cm">
          <text:p text:style-name="P1"><text:span text:style-name="T1">gyrosco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0" draw:id="id20" draw:layer="layout" svg:width="3.556cm" svg:height="0.762cm" svg:x="4.064cm" svg:y="2.921cm">
          <text:p text:style-name="P1"><text:span text:style-name="T1">star came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out" svg:width="3.556cm" svg:height="0.762cm" svg:x="0.254cm" svg:y="2.921cm">
          <text:p text:style-name="P1"><text:span text:style-name="T1">sun sens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7" draw:id="id17" draw:layer="layout" svg:width="3.556cm" svg:height="0.762cm" svg:x="4.064cm" svg:y="1.397cm">
          <text:p text:style-name="P1"><text:span text:style-name="T1">magneto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5" draw:id="id15" draw:layer="layout" svg:width="3.556cm" svg:height="0.762cm" svg:x="0.254cm" svg:y="1.397cm">
          <text:p text:style-name="P1"><text:span text:style-name="T1">DGP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3.556cm" svg:height="0.762cm" svg:x="4.064cm" svg:y="4.445cm">
          <text:p text:style-name="P1"><text:span text:style-name="T1">elevation 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8" draw:id="id18" draw:layer="layout" svg:width="3.556cm" svg:height="0.762cm" svg:x="7.874cm" svg:y="1.397cm">
          <text:p text:style-name="P1"><text:span text:style-name="T1">clin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.032cm" svg:y1="5.207cm" svg:x2="3.429cm" svg:y2="15.494cm" draw:start-shape="id13" draw:start-glue-point="2" draw:end-shape="id1" draw:end-glue-point="3" svg:d="M2032 5207v10287h1397" svg:viewBox="0 0 1398 10288">
          <text:p/>
        </draw:connector>
        <draw:connector draw:style-name="gr3" draw:text-style-name="P3" draw:layer="layout" draw:line-skew="3.81cm" svg:x1="5.842cm" svg:y1="5.207cm" svg:x2="11.812cm" svg:y2="14.351cm" draw:start-shape="id14" draw:start-glue-point="2" draw:end-shape="id4" draw:end-glue-point="4" svg:d="M5842 5207v8382h5970v762" svg:viewBox="0 0 5971 9145">
          <text:p/>
        </draw:connector>
        <draw:connector draw:style-name="gr3" draw:text-style-name="P3" draw:layer="layout" draw:line-skew="-2.032cm" svg:x1="2.032cm" svg:y1="2.159cm" svg:x2="11.811cm" svg:y2="7.239cm" draw:start-shape="id15" draw:start-glue-point="2" draw:end-shape="id16" draw:end-glue-point="0" svg:d="M2032 2159v508h9779v4572" svg:viewBox="0 0 9780 5081">
          <text:p/>
        </draw:connector>
        <draw:connector draw:style-name="gr3" draw:text-style-name="P3" draw:layer="layout" draw:line-skew="-2.032cm" svg:x1="5.842cm" svg:y1="2.159cm" svg:x2="11.811cm" svg:y2="7.239cm" draw:start-shape="id17" draw:start-glue-point="2" draw:end-shape="id16" draw:end-glue-point="0" svg:d="M5842 2159v508h5969v4572" svg:viewBox="0 0 5970 5081">
          <text:p/>
        </draw:connector>
        <draw:connector draw:style-name="gr3" draw:text-style-name="P3" draw:layer="layout" draw:line-skew="-2.032cm" svg:x1="9.652cm" svg:y1="2.159cm" svg:x2="11.811cm" svg:y2="7.239cm" draw:start-shape="id18" draw:start-glue-point="2" draw:end-shape="id16" draw:end-glue-point="0" svg:d="M9652 2159v508h2159v4572" svg:viewBox="0 0 2160 5081">
          <text:p/>
        </draw:connector>
        <draw:connector draw:style-name="gr3" draw:text-style-name="P3" draw:layer="layout" draw:line-skew="-1.27cm" svg:x1="2.032cm" svg:y1="3.683cm" svg:x2="11.811cm" svg:y2="7.239cm" draw:start-shape="id19" draw:start-glue-point="2" draw:end-shape="id16" draw:end-glue-point="0" svg:d="M2032 3683v508h9779v3048" svg:viewBox="0 0 9780 3557">
          <text:p/>
        </draw:connector>
        <draw:connector draw:style-name="gr3" draw:text-style-name="P3" draw:layer="layout" draw:line-skew="-1.27cm" svg:x1="5.842cm" svg:y1="3.683cm" svg:x2="11.811cm" svg:y2="7.239cm" draw:start-shape="id20" draw:end-shape="id16" draw:end-glue-point="0" svg:d="M5842 3683v508h5969v3048" svg:viewBox="0 0 5970 3557">
          <text:p/>
        </draw:connector>
        <draw:connector draw:style-name="gr3" draw:text-style-name="P3" draw:layer="layout" svg:x1="5.842cm" svg:y1="5.207cm" svg:x2="7.493cm" svg:y2="8.452cm" draw:start-shape="id14" draw:start-glue-point="2" draw:end-shape="id16" draw:end-glue-point="4" svg:d="M5842 5207v3245h1651" svg:viewBox="0 0 1652 3246">
          <text:p/>
        </draw:connector>
        <draw:connector draw:style-name="gr3" draw:text-style-name="P3" draw:layer="layout" svg:x1="2.032cm" svg:y1="5.207cm" svg:x2="7.493cm" svg:y2="9.906cm" draw:start-shape="id13" draw:start-glue-point="2" draw:end-shape="id16" draw:end-glue-point="3" svg:d="M2032 5207v4699h5461" svg:viewBox="0 0 5462 4700">
          <text:p/>
        </draw:connector>
        <draw:connector draw:style-name="gr3" draw:text-style-name="P3" draw:layer="layout" svg:x1="11.811cm" svg:y1="12.573cm" svg:x2="7.62cm" svg:y2="14.351cm" draw:start-shape="id16" draw:start-glue-point="2" draw:end-shape="id1" draw:end-glue-point="4" svg:d="M11811 12573v889h-4191v889" svg:viewBox="0 0 4192 1779">
          <text:p/>
        </draw:connector>
        <draw:connector draw:style-name="gr3" draw:text-style-name="P3" draw:layer="layout" svg:x1="11.811cm" svg:y1="12.573cm" svg:x2="13.081cm" svg:y2="14.351cm" draw:start-shape="id16" draw:start-glue-point="2" draw:end-shape="id4" draw:end-glue-point="0" svg:d="M11811 12573v889h1270v889" svg:viewBox="0 0 1271 1779">
          <text:p/>
        </draw:connector>
        <draw:custom-shape draw:style-name="gr15" draw:text-style-name="P2" xml:id="id21" draw:id="id21" draw:layer="layout" svg:width="3.302cm" svg:height="0.762cm" svg:x="12.446cm" svg:y="0.254cm">
          <text:p text:style-name="P1"><text:span text:style-name="T1">ground s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4.097cm" svg:y1="1.016cm" svg:x2="14.096cm" svg:y2="7.239cm" draw:start-shape="id21" draw:start-glue-point="2" draw:end-shape="id16" draw:end-glue-point="5" svg:d="M14097 1016v3112h-1v3111" svg:viewBox="0 0 2 6224">
          <text:p/>
        </draw:connector>
        <draw:g>
          <draw:custom-shape draw:style-name="gr16" draw:text-style-name="P3" draw:layer="layout" svg:width="12.048cm" svg:height="5.588cm" svg:x="0.127cm" svg:y="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3.667cm" svg:height="0.762cm" svg:x="0.127cm" svg:y="0.23cm">
            <text:p text:style-name="P4"><text:span text:style-name="T1">Senso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" draw:text-style-name="P3" draw:layer="layout" svg:width="15.621cm" svg:height="10.414cm" svg:x="0.762cm" svg:y="6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" draw:layer="layout" svg:width="4.754cm" svg:height="0.762cm" svg:x="0.762cm" svg:y="6.731cm">
            <text:p text:style-name="P4"><text:span text:style-name="T1">Control Algorithm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3" draw:layer="layout" svg:width="15.621cm" svg:height="4.318cm" svg:x="0.762cm" svg:y="18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" draw:layer="layout" svg:width="4.754cm" svg:height="0.589cm" svg:x="0.762cm" svg:y="18.161cm">
            <text:p text:style-name="P4"><text:span text:style-name="T1">Actuato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Chapman</meta:initial-creator>
    <meta:creation-date>2014-07-13T11:45:46</meta:creation-date>
    <dc:date>2016-07-18T11:14:39.375725081</dc:date>
    <meta:editing-duration>PT4H13M7S</meta:editing-duration>
    <meta:editing-cycles>54</meta:editing-cycles>
    <meta:generator>LibreOffice/5.0.5.2$Linux_X86_64 LibreOffice_project/00m0$Build-2</meta:generator>
    <meta:document-statistic meta:object-count="61"/>
  </office:meta>
</office:document-meta>
</file>